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line-height="100%" fo:text-align="justify" style:justify-single-word="false" style:writing-mode="rl-tb"/>
    </style:style>
    <style:style style:name="P2" style:family="paragraph" style:parent-style-name="Normal">
      <style:paragraph-properties fo:line-height="100%" fo:text-align="justify" style:justify-single-word="false" style:writing-mode="rl-tb"/>
      <style:text-properties style:font-name="Droid Serif" fo:font-size="10pt" style:font-size-asian="10pt" style:font-name-complex="Droid Serif" style:font-size-complex="10pt"/>
    </style:style>
    <style:style style:name="P3" style:family="paragraph" style:parent-style-name="Normal">
      <style:paragraph-properties fo:line-height="100%" fo:text-align="justify" style:justify-single-word="false" style:writing-mode="lr-tb"/>
    </style:style>
    <style:style style:name="P4" style:family="paragraph" style:parent-style-name="Normal">
      <style:paragraph-properties fo:line-height="100%" fo:text-align="justify" style:justify-single-word="false" style:writing-mode="lr-tb"/>
      <style:text-properties style:font-name="Droid Serif" fo:font-size="10pt" style:font-size-asian="10pt" style:font-name-complex="Droid Serif" style:font-size-complex="10pt"/>
    </style:style>
    <style:style style:name="P5" style:family="paragraph" style:parent-style-name="Normal">
      <style:paragraph-properties fo:line-height="100%" fo:text-align="justify" style:justify-single-word="false" style:writing-mode="lr-tb"/>
      <style:text-properties style:font-name="Droid Serif" fo:font-size="10pt" officeooo:paragraph-rsid="001a19fe" style:font-size-asian="10pt" style:font-name-complex="Droid Serif" style:font-size-complex="10pt"/>
    </style:style>
    <style:style style:name="P6" style:family="paragraph" style:parent-style-name="Normal" style:master-page-name="MP0">
      <style:paragraph-properties fo:line-height="100%" fo:text-align="justify" style:justify-single-word="false" style:page-number="auto" fo:break-before="page" style:writing-mode="rl-tb"/>
    </style:style>
    <style:style style:name="T1" style:family="text">
      <style:text-properties style:use-window-font-color="true" style:font-name="Droid Serif" fo:font-size="10pt" style:text-underline-style="none" style:font-size-asian="10pt" style:font-name-complex="Droid Serif" style:font-size-complex="10pt"/>
    </style:style>
    <style:style style:name="T2" style:family="text">
      <style:text-properties style:use-window-font-color="true" style:font-name="Droid Serif" fo:font-size="10pt" style:text-underline-style="none" officeooo:rsid="001a071e" style:font-size-asian="10pt" style:font-name-complex="Droid Serif" style:font-size-complex="10pt"/>
    </style:style>
    <style:style style:name="T3" style:family="text">
      <style:text-properties fo:color="#000000" style:font-name="Droid Serif" fo:font-size="10pt" style:text-underline-style="none" style:font-size-asian="10pt" style:font-name-complex="Droid Serif" style:font-size-complex="10pt"/>
    </style:style>
    <style:style style:name="T4" style:family="text">
      <style:text-properties fo:color="#000000" style:font-name="Droid Serif" fo:font-size="10pt" style:text-underline-style="none" officeooo:rsid="001a0e7b" style:font-size-asian="10pt" style:font-name-complex="Droid Serif" style:font-size-complex="10pt"/>
    </style:style>
    <style:style style:name="T5" style:family="text">
      <style:text-properties style:font-name="Droid Serif" fo:font-size="10pt" fo:font-weight="bold" style:font-size-asian="10pt" style:font-weight-asian="bold" style:font-name-complex="Droid Serif" style:font-size-complex="10pt" style:font-weight-complex="bold"/>
    </style:style>
    <style:style style:name="T6" style:family="text">
      <style:text-properties style:font-name="Droid Serif" fo:font-size="10pt" style:font-size-asian="10pt" style:font-name-complex="Droid Serif" style:font-size-complex="10pt"/>
    </style:style>
    <style:style style:name="T7" style:family="text">
      <style:text-properties style:font-name="Droid Serif" fo:font-size="10pt" officeooo:rsid="0019a40b" style:font-size-asian="10pt" style:font-name-complex="Droid Serif" style:font-size-complex="10pt"/>
    </style:style>
    <style:style style:name="T8" style:family="text">
      <style:text-properties style:font-name="Droid Serif" fo:font-size="10pt" officeooo:rsid="001a071e" style:font-size-asian="10pt" style:font-name-complex="Droid Serif" style:font-size-complex="10pt"/>
    </style:style>
    <style:style style:name="T9" style:family="text">
      <style:text-properties style:font-name="Droid Serif" fo:font-size="10pt" officeooo:rsid="001a0e7b" style:font-size-asian="10pt" style:font-name-complex="Droid Serif" style:font-size-complex="10pt"/>
    </style:style>
    <style:style style:name="T10" style:family="text">
      <style:text-properties officeooo:rsid="001a19fe"/>
    </style:style>
    <style:style style:name="T11" style:family="text">
      <style:text-properties officeooo:rsid="001a25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Default_20_Paragraph_20_Font"><text:span text:style-name="T5">فارسی زبانان گرامی</text:span></text:span></text:p>
      <text:p text:style-name="P1"><text:span text:style-name="Default_20_Paragraph_20_Font"><text:span text:style-name="T6">این راهنما به‌منظور استفاده شما برای نمایش صفحات راهنمای pkgtools (مشتمل بر explodepkg, </text:span></text:span><text:span text:style-name="Default_20_Paragraph_20_Font"><text:span text:style-name="T7"><text:s/></text:span></text:span><text:span text:style-name="Default_20_Paragraph_20_Font"><text:span text:style-name="T6"><text:s/>installpkg, makepkg, upgradepkg, removepkg و pkgtool) و slackpkg (مشتمل بر ابزار slackpkg و فایل slackpkg.conf) به‌عنوان ابزارهای اصلی </text:span></text:span><text:span text:style-name="Default_20_Paragraph_20_Font"><text:span text:style-name="T9">مدیریت</text:span></text:span><text:span text:style-name="Default_20_Paragraph_20_Font"><text:span text:style-name="T6"> پکیج در سیستم عامل Slackware Linux تولید شده است.</text:span></text:span></text:p>
      <text:p text:style-name="P1"><text:span text:style-name="Default_20_Paragraph_20_Font"><text:span text:style-name="T6">با توجه به مشکلات بسیار زیاد نمایش متون فارسی در ترمینال‌های گرافیکی و همچنین در کنسول لینوکس، تولید صفحات راهنمای ابزارهای مزبور با زحمات فراوان و صرف زمان زیاد برای ترجمه، بازبینی و همچننین امتحان ابزارهای مختلف جهت حصول اطمینان از نمایش صحیح صفحات راهنما انجام شده است. کاربران گرامی می‌توانند سئوالات و نقطه‌نظرات خود را به ایمیل من به نشانی </text:span></text:span><text:a xlink:type="simple" xlink:href="mailto:h_sadeqzade@outlook.com" office:target-frame-name="_top" xlink:show="replace" text:style-name="Internet_20_link" text:visited-style-name="Visited_20_Internet_20_Link"><text:span text:style-name="Hyperlink"><text:span text:style-name="T1">h_sadeqzade@outlook.com</text:span></text:span></text:a><text:span text:style-name="Default_20_Paragraph_20_Font"><text:span text:style-name="T6"> ارسال کنند.</text:span></text:span></text:p>
      <text:p text:style-name="P2"/>
      <text:p text:style-name="P1"><text:span text:style-name="Default_20_Paragraph_20_Font"><text:span text:style-name="T5">پیش‌نیازها</text:span></text:span></text:p>
      <text:p text:style-name="P1"><text:span text:style-name="Default_20_Paragraph_20_Font"><text:span text:style-name="T6">به منظور نمایش صحیح صفحات راهنما به زبان فارسی شما نیاز به نصب پکیج‌های زیر روی سیستم‌عامل اسلکور خود دارید:</text:span></text:span></text:p>
      <text:p text:style-name="P1"><text:span text:style-name="Default_20_Paragraph_20_Font"><text:span text:style-name="T6">slint: پکیج حاوی صفحات راهنما به زبان‌های مختلف و اسکریپت bidiman</text:span></text:span></text:p>
      <text:p text:style-name="P1"><text:span text:style-name="Default_20_Paragraph_20_Font"><text:span text:style-name="T6">mlterm: یک ترمینال برای X (محیط گرافیکی) که توانایی نمایش خطوط فارسی به صورت راست به چپ را دارد.</text:span></text:span></text:p>
      <text:p text:style-name="P1"><text:span text:style-name="Default_20_Paragraph_20_Font"><text:span text:style-name="T6">bicon: ابزاری برای نمایش حروف فارسی در کنسول لینوکس</text:span></text:span></text:p>
      <text:p text:style-name="P1"><text:span text:style-name="Default_20_Paragraph_20_Font"><text:span text:style-name="T6">fbterm: یک فریم بافر برای کنسول لینوکس</text:span></text:span></text:p>
      <text:p text:style-name="P1"><text:span text:style-name="Default_20_Paragraph_20_Font"><text:span text:style-name="T6">پکیج‌های فوق را با توجه به معماری سیستم‌عامل اسلک‌ور خود از مخ</text:span></text:span><text:span text:style-name="Default_20_Paragraph_20_Font"><text:span text:style-name="T8">ز</text:span></text:span><text:span text:style-name="Default_20_Paragraph_20_Font"><text:span text:style-name="T6">ن </text:span></text:span><text:a xlink:type="simple" xlink:href="http://slint.fr/testing/fa" office:target-frame-name="_top" xlink:show="replace" text:style-name="Internet_20_link" text:visited-style-name="Visited_20_Internet_20_Link"><text:span text:style-name="Hyperlink"><text:span text:style-name="T1">http://slint.fr/</text:span></text:span></text:a><text:span text:style-name="Hyperlink"><text:span text:style-name="T2">packages</text:span></text:span><text:span text:style-name="Default_20_Paragraph_20_Font"><text:span text:style-name="T6"> دانلود و نصب کنید (برای نصب نیاز به مجوز کاربری root دارید).</text:span></text:span></text:p>
      <text:p text:style-name="P1"><text:span text:style-name="Default_20_Paragraph_20_Font"><text:span text:style-name="T6">به جز پکیج slint نصب سایر پکیج‌ها اختیاری بوده و بستگی به محیطی دارد که می‌خواهید در آنها صفحات راهنما را ببینید. برای مثال اگر احتمال نمی‌دهید که از صفحات راهنما روی کنسول خام لینوکس و یا فریم بافر استفاده کنید می‌توانید پکیج‌های bicon و fbterm را نصب نکنید. نصب پکیج‌ها روی سیستم‌عامل اسلکور به سادگی و با استفاده از فرمان زیر امکان‌پذیر است:</text:span></text:span></text:p>
      <text:p text:style-name="P4">upgradepkg --reinstall --install-new &lt;package&gt;</text:p>
      <text:p text:style-name="P1"><text:span text:style-name="Default_20_Paragraph_20_Font"><text:span text:style-name="T6">شما باید پس از ورود به دایرکتوری که پکیج‌ها در آن قرار دارد فرمان بالا را در ترمینال وارد کرده و به جای کلمه &lt;package&gt; نام پکیج مورد نظر خود را قرار دهید. برای مثال برای نصب mlterm روی یک سیستم 64 بیتی باید فرمان زیر را وارد کنید:</text:span></text:span></text:p>
      <text:p text:style-name="P3"><text:span text:style-name="Default_20_Paragraph_20_Font"><text:span text:style-name="T3">upgradepkg --reinstall --install-new </text:span></text:span><text:span text:style-name="Default_20_Paragraph_20_Font"><text:span text:style-name="T4">mlterm-3.6.0-x86_64-1_slint.tgz</text:span></text:span></text:p>
      <text:p text:style-name="P3"><text:span text:style-name="Default_20_Paragraph_20_Font"><text:span text:style-name="T4"/></text:span></text:p>
      <text:p text:style-name="P1"><text:span text:style-name="Default_20_Paragraph_20_Font"><text:span text:style-name="T5">نمایش صفحات راهنما در ترمینال‌های گرافیکی</text:span></text:span></text:p>
      <text:p text:style-name="P1"><text:span text:style-name="Default_20_Paragraph_20_Font"><text:span text:style-name="T6">در صورت نصب mlterm مشکل خاصی برای نمایش صفحات راهنما در میزکارهای مختلف لینوکس نخواهید داشت. برای این منظور در هر میزکاری که هستید ترمینال mlterm را فراخوانی کرده و در آن فرمان زیر را تایپ کنید:</text:span></text:span></text:p>
      <text:p text:style-name="P5"><text:span text:style-name="Default_20_Paragraph_20_Font"><text:span text:style-name="T6">LANG=fa_IR GROFF_ENCODING=UTF-8 man &lt;man page&gt;</text:span></text:span></text:p>
      <text:p text:style-name="P1"><text:span text:style-name="Default_20_Paragraph_20_Font"><text:span text:style-name="T6">برای مثال به‌منظور نمایش صفحه راهنمای ابزار installpkg باید تایپ کنید:</text:span></text:span></text:p>
      <text:p text:style-name="P5"><text:span text:style-name="Default_20_Paragraph_20_Font"><text:span text:style-name="T6">LANG=fa_IR GROFF_ENCODING=UTF-8 man </text:span></text:span><text:span text:style-name="Default_20_Paragraph_20_Font"><text:span text:style-name="T10">installpkg</text:span></text:span></text:p>
      <text:p text:style-name="P1"><text:span text:style-name="Default_20_Paragraph_20_Font"><text:span text:style-name="T6">در صورتی که نخواستید از mlterm استفاده کنید می‌توانید از ترمینال دسکتاپ xfce (xfce-terminal) با استفاده از فرمان زیر برای دیدن صفحات راهنما استفاده کنید (xfce-terminal </text:span></text:span><text:span text:style-name="Default_20_Paragraph_20_Font"><text:span text:style-name="T9">همراه</text:span></text:span><text:span text:style-name="Default_20_Paragraph_20_Font"><text:span text:style-name="T6"> با دسکتاپ xfce روی سیستم شم</text:span></text:span><text:span text:style-name="Default_20_Paragraph_20_Font"><text:span text:style-name="T9">ا</text:span></text:span><text:span text:style-name="Default_20_Paragraph_20_Font"><text:span text:style-name="T6"> نصب می‌شود. شما می‌توانید از آن روی دسکتاپهای دیگر نیز استفاده کنید).</text:span></text:span></text:p>
      <text:p text:style-name="P4"><text:soft-page-break/>LANG=fa_IR GROFF_ENCODING=UTF-8 man &lt;man page&gt; |fribidi --nobreak --wrt|most</text:p>
      <text:p text:style-name="P1"><text:span text:style-name="Default_20_Paragraph_20_Font"><text:span text:style-name="T6">و یا:</text:span></text:span></text:p>
      <text:p text:style-name="P4">LANG=fa_IR bidiman &lt;man page&gt;</text:p>
      <text:p text:style-name="P1"><text:span text:style-name="Default_20_Paragraph_20_Font"><text:span text:style-name="T6">bidiman اسکریپت کوچکی است که برای کاهش زمان تایپ فرمان، به همراه پکیج slint روی سیستم شما نصب می‌شود.</text:span></text:span></text:p>
      <text:p text:style-name="P1"><text:span text:style-name="Default_20_Paragraph_20_Font"><text:span text:style-name="T6">توجه داشته باشید که استفاه از روشهای فوق‌الذکر کیفیتی مشابه ابزار mlterm در نمایش صفحات راهنما ارائه نمی‌کند و برخی حروف گسسته به صورت پیوسته نمایش داده می‌شوند. mlterm مناسیترین راه برای نمایش صفحات راهنمای فارسی در محیط گرافیکی است.</text:span></text:span></text:p>
      <text:p text:style-name="P2"/>
      <text:p text:style-name="P1"><text:span text:style-name="Default_20_Paragraph_20_Font"><text:span text:style-name="T5">نمایش صفحات راهنما در کنسول لینوکس</text:span></text:span></text:p>
      <text:p text:style-name="P1"><text:span text:style-name="Default_20_Paragraph_20_Font"><text:span text:style-name="T6">برای استفاده از صفحات راهنما در کنسول لینوکس نیاز به نصب پکیج bicon دارید. پس از نصب آن فرمانهای زیر را وارد کنید:</text:span></text:span></text:p>
      <text:p text:style-name="P4">bicon ir</text:p>
      <text:p text:style-name="P4">LANG=fa_IR GROFF_ENCODING=UTF-8 man &lt;man page&gt; |fribidi --nobreak --wrt|most</text:p>
      <text:p text:style-name="P1"><text:span text:style-name="Default_20_Paragraph_20_Font"><text:span text:style-name="T6">و یا</text:span></text:span></text:p>
      <text:p text:style-name="P4">LANG<text:span text:style-name="T11">=</text:span>fa_IR bidiman &lt;man page&gt;</text:p>
      <text:p text:style-name="P2"/>
      <text:p text:style-name="P1"><text:span text:style-name="Default_20_Paragraph_20_Font"><text:span text:style-name="T5">نمایش صفحات راهنما در فریم بافر</text:span></text:span></text:p>
      <text:p text:style-name="P1"><text:span text:style-name="Default_20_Paragraph_20_Font"><text:span text:style-name="T6">فریم بافر fbterm را روی سیستم خود نصب کرده و با استفاده از فرمان fbterm در کنسول لینوکس آن را فراخوانی کنید. بعد از وارد کردن کلمه کاربری و رمز عبور خود می‌توانیدمشاهده صفحات راهنما را به دو روش زیر انجام دهید.</text:span></text:span></text:p>
      <text:p text:style-name="P1"><text:span text:style-name="Default_20_Paragraph_20_Font"><text:span text:style-name="T6">روش اول:</text:span></text:span></text:p>
      <text:p text:style-name="P4">LANG=fa_IR GROFF_ENCODING=UTF-8 man &lt;man page&gt; |fribidi --nobreak --wrt|most</text:p>
      <text:p text:style-name="P1"><text:span text:style-name="Default_20_Paragraph_20_Font"><text:span text:style-name="T6">و یا</text:span></text:span></text:p>
      <text:p text:style-name="P4">LANG<text:span text:style-name="T11">=</text:span>fa_IR bidiman &lt;man page&gt;</text:p>
      <text:p text:style-name="P1"><text:span text:style-name="Default_20_Paragraph_20_Font"><text:span text:style-name="T6">روش دوم:</text:span></text:span></text:p>
      <text:p text:style-name="P4">bicon ir</text:p>
      <text:p text:style-name="P4">LANG=fa_IR man &lt;man page&gt;</text:p>
      <text:p text:style-name="P2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style:writing-mode="rl-tb"/>
      <style:text-properties fo:hyphenate="false"/>
    </style:style>
    <style:style style:name="HTML_20_Preformatted" style:display-name="HTML Preformatted" style:family="paragraph" style:parent-style-name="Normal">
      <style:paragraph-properties fo:margin-top="0cm" fo:margin-bottom="0cm" loext:contextual-spacing="false" fo:line-height="100%" fo:hyphenation-ladder-count="no-limi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rl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 LibreOffice_project/40m0$Build-2</meta:generator>
    <meta:initial-creator>Sadeqzade Mohamad Hosein</meta:initial-creator>
    <meta:creation-date>2015-11-15T05:01:00Z</meta:creation-date>
    <dc:date>2015-11-25T19:28:46.610166953</dc:date>
    <meta:print-date>2015-11-14T10:21:00Z</meta:print-date>
    <meta:editing-cycles>9</meta:editing-cycles>
    <meta:editing-duration>PT24M27S</meta:editing-duration>
    <meta:document-statistic meta:table-count="0" meta:image-count="0" meta:object-count="0" meta:page-count="2" meta:paragraph-count="40" meta:word-count="629" meta:character-count="3633" meta:non-whitespace-character-count="3052"/>
    <meta:template xlink:type="simple" xlink:actuate="onRequest" xlink:title="" xlink:href="Normal"/>
  </office:meta>
</office:document-meta>
</file>